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paragraph-properties>
        <style:tab-stops>
          <style:tab-stop style:position="2.341cm"/>
        </style:tab-stops>
      </style:paragraph-properties>
    </style:style>
    <style:style style:name="P3" style:family="paragraph" style:parent-style-name="Text_20_body" style:list-style-name="L3">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4" style:family="paragraph" style:parent-style-name="Text_20_body" style:list-style-name="L3">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Text_20_body" style:list-style-name="L5">
      <style:paragraph-properties>
        <style:tab-stops>
          <style:tab-stop style:position="2.99cm"/>
        </style:tab-stops>
      </style:paragraph-properties>
    </style:style>
    <style:style style:name="P6" style:family="paragraph" style:parent-style-name="Text_20_body" style:list-style-name="L3">
      <style:paragraph-properties>
        <style:tab-stops>
          <style:tab-stop style:position="2.341cm"/>
        </style:tab-stops>
      </style:paragraph-properties>
    </style:style>
    <style:style style:name="P7" style:family="paragraph" style:parent-style-name="Text_20_body" style:list-style-name="L3">
      <style:paragraph-properties>
        <style:tab-stops>
          <style:tab-stop style:position="1.767cm"/>
        </style:tab-stops>
      </style:paragraph-properties>
    </style:style>
    <style:style style:name="P8" style:family="paragraph" style:parent-style-name="Text_20_body" style:list-style-name="L4">
      <style:paragraph-properties>
        <style:tab-stops>
          <style:tab-stop style:position="6.246cm"/>
        </style:tab-stops>
      </style:paragraph-properties>
    </style:style>
    <style:style style:name="P9" style:family="paragraph" style:parent-style-name="Text_20_body" style:list-style-name="L4">
      <style:paragraph-properties>
        <style:tab-stops>
          <style:tab-stop style:position="6.271cm"/>
        </style:tab-stops>
      </style:paragraph-properties>
    </style:style>
    <style:style style:name="P10" style:family="paragraph" style:parent-style-name="Text_20_body" style:list-style-name="L4">
      <style:paragraph-properties>
        <style:tab-stops>
          <style:tab-stop style:position="6.258cm"/>
        </style:tab-stops>
      </style:paragraph-properties>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olcsóbban sikerült a kivitelezés (kiderült, hogy mindenhol megfelelően működik az olcsóbb GBIC) és a fennmaradó pénzből lett egy karbantartási megállapodás. Én meg, ennek keretében összelapátoltam egy monitorozó rendszer szerűséget. Akkor ez még nem volt más mint néhány Linux program: MRTG, arpwatch, meg pár Perl script, meg egy igen puritán weblap.</text:p>
      <text:p text:style-name="Text_20_body">Aztán tartós lett a kapcsolat, és mivel kedvet kaptam a dologhoz az egészet átírtam egy összefogottabb valamivé LAMP alapon. Eddig gyakorlatilag hobbiból készült az egész, de kiderült, hogy a főnököm szempontjából is van egy hasznos funkciója: képes érzékelni a hálózati eszközök jelenlétét, vagyis ha elvisznek/eltulajdonítanak egy hálózati eszközt akkor jelezhet.</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mert az összevonások során kaptunk egy „gyámot”)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őtlete volt, hogy legyen az adatbázis kezelő Postgresql, és milyen jó, hogy van abban öröklődés. Az ürge persze jó hamar eltűnt, de lett egy többé kevésbé kitalált adatbázis.</text:p>
      <text:p text:style-name="Text_20_body">Újabb lendületet adott, az IndAlarm továbbfejlesztése, amit nem akartam a régi rendszerre ráépíteni. Így írom mint a mérgezett egér a rendszert.</text:p>
      <text:p text:style-name="Text_20_body">Jelenleg mi készült el (2013.06.13):</text:p>
      <text:list xml:id="list1822662119" text:style-name="L2">
        <text:list-item>
          <text:p text:style-name="P1">Van egy adatbázis, ami úgy tűnik szinte minden információt (amire én eddig gondoltam) képes tárolni egy hálózat topológiájáról, és a benne lévő, ill. a kiszolgált eszközökről.</text:p>
        </text:list-item>
        <text:list-item>
          <text:p text:style-name="P1">Többé kevésbé le van programozva az adatbázis logika (persze a mérgezett egér stílusú programozás miatt bizonyára tele hibával).</text:p>
        </text:list-item>
        <text:list-item>
          <text:p text:style-name="P1">Van egy API szerűség a Qt-ben (C++) megírva. Elég alaposan megtámogatva az adatkezelést, és a lekérdező programok írását.</text:p>
        </text:list-item>
        <text:list-item>
          <text:p text:style-name="P1">Van egy nem interaktív import program, ami alapján feltölthető az adatbázis (ez SNMP <text:soft-page-break/>eszközöknek a konfigurációját le tudja kérdezni).</text:p>
        </text:list-item>
        <text:list-item>
          <text:p text:style-name="P1">Egy (még nem teljes funkcionalitású) GUI-s karbantartó programot Qt-ben. Ez a legtöbb adat karbantartását, ill. megtekintését lehetővé teszi. A menü, valamint, hogy mit és hogyan jelenít meg, az az adatbázison keresztül konfigurálható.</text:p>
        </text:list-item>
        <text:list-item>
          <text:p text:style-name="P1">Van néhány lekérdező daemon:</text:p>
          <text:list>
            <text:list-item>
              <text:p text:style-name="P1">Egy „fő” daemon, ami a lekérdező daemonokat futtatja (minimalista funkcionalitással, de működik)</text:p>
            </text:list-item>
            <text:list-item>
              <text:p text:style-name="P1">SNMP-n keresztüli port állapot lekérdezések (egyenlőre csak a státuszok lekérdezése).</text:p>
            </text:list-item>
            <text:list-item>
              <text:p text:style-name="P1">Eszközök ARP tábláinak a lekérdezése. Több módszerrel (SNMP, DHCP konfig felolvasása, a proc fájl rendszeren keresztül)</text:p>
            </text:list-item>
            <text:list-item>
              <text:p text:style-name="P1">Az import is képes daemon módban futni, ha például távolról szeretnénk megadni feldolgozandó scriptet az adatbázison keresztül.</text:p>
            </text:list-item>
          </text:list>
        </text:list-item>
      </text:list>
      <text:h text:style-name="Heading_20_2" text:outline-level="2">Mi is akar ez lenni?</text:h>
      <text:h text:style-name="Heading_20_3" text:outline-level="3">A nyilvántartás</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pl.: Nagios). A legtöbb rendszer a szerverekre koncentrál, ami nem sokat segít a munkaállomások adminisztrálásában, pedig abból több is lehet.</text:p>
      <text:p text:style-name="Text_20_body">Milyen hálózati elemeket ill. azzal kapcsolatos objektumokat tart nyilván a rendszer:</text:p>
      <text:list xml:id="list147145810" text:style-name="L3">
        <text:list-item>
          <text:p text:style-name="P3">Felhasználókezelés</text:p>
          <text:list>
            <text:list-item>
              <text:p text:style-name="P3"><text:span text:style-name="T1">users</text:span><text:tab/>Felhasználók.</text:p>
            </text:list-item>
            <text:list-item>
              <text:p text:style-name="P3"><text:span text:style-name="T1">groups</text:span><text:tab/>Felhasználói csoportok (jogok).</text:p>
            </text:list-item>
          </text:list>
        </text:list-item>
        <text:list-item>
          <text:p text:style-name="P3"><text:span text:style-name="T1">subnets</text:span><text:tab/>Alhálózati címtartományok</text:p>
        </text:list-item>
        <text:list-item>
          <text:p text:style-name="P3"><text:span text:style-name="T1">vlans</text:span><text:tab/>VLAN-ok</text:p>
        </text:list-item>
        <text:list-item>
          <text:p text:style-name="P3"><text:span text:style-name="T1">ipaddresses</text:span><text:tab/>IP címek.</text:p>
        </text:list-item>
        <text:list-item>
          <text:p text:style-name="P3">az un 'node'-ok</text:p>
          <text:list>
            <text:list-item>
              <text:p text:style-name="P2"><text:span text:style-name="T1">patchs</text:span><text:tab/>Patch panelek, és fali csatlakozók</text:p>
            </text:list-item>
            <text:list-item>
              <text:p text:style-name="P2"><text:span text:style-name="T1">hubs</text:span><text:tab/>HUB-ok nem menedzselhető switch-ek.</text:p>
            </text:list-item>
            <text:list-item>
              <text:p text:style-name="P2"><text:span text:style-name="T1">nodes</text:span><text:tab/>Nem menedzselhető hálózati elemek, melyek valamilyen eszközön kerestül be lettek vonva a felügyeletbe.</text:p>
            </text:list-item>
            <text:list-item>
              <text:p text:style-name="P2"><text:span text:style-name="T1">hosts</text:span><text:tab/>címezhető hálózati elemek (szerverek, munkaállomások, ...)</text:p>
            </text:list-item>
            <text:list-item>
              <text:p text:style-name="P2"><text:span text:style-name="T1">snmpdevices</text:span><text:tab/>SNMP protokollal menedzselhető hálózati elemek.</text:p>
            </text:list-item>
          </text:list>
        </text:list-item>
        <text:list-item>
          <text:p text:style-name="P2"><text:span text:style-name="T1">iftypes</text:span><text:tab/>Interfész típusok</text:p>
        </text:list-item>
        <text:list-item>
          <text:p text:style-name="P2">portok, interfészek (nem önálló objektumok)</text:p>
          <text:list>
            <text:list-item>
              <text:list>
                <text:list-item>
                  <text:p text:style-name="P7"><text:span text:style-name="T1">pports</text:span><text:tab/>Patch portok (nincs állapota, a megosztások miatt külön objektum).</text:p>
                </text:list-item>
                <text:list-item>
                  <text:p text:style-name="P7"><text:soft-page-break/><text:span text:style-name="T1">nports</text:span><text:tab/>Nem menedzselhető hálózati elemek portja (nincs állapota).</text:p>
                </text:list-item>
                <text:list-item>
                  <text:p text:style-name="P7"><text:span text:style-name="T1">intefaces</text:span><text:tab/>állapottal rendelkező port.</text:p>
                </text:list-item>
                <text:list-item>
                  <text:p text:style-name="P7"><text:span text:style-name="T1">iface_arrds</text:span><text:tab/>Címezhető (és állapottal rendelkező) port.</text:p>
                </text:list-item>
              </text:list>
            </text:list-item>
          </text:list>
        </text:list-item>
      </text:list>
      <text:p text:style-name="Text_20_body">Egyébb közvetlenül nem a hálózattal összefüggő objektumok ill. fogalmak:</text:p>
      <text:list xml:id="list1552735002" text:style-name="L5">
        <text:list-item>
          <text:p text:style-name="P5"><text:span text:style-name="T1">timeperiods</text:span><text:tab/>időintervallumok, Nagios-ból kölcsönzött fogalom</text:p>
        </text:list-item>
        <text:list-item>
          <text:p text:style-name="P5"><text:span text:style-name="T1">images</text:span><text:tab/>Képek, pl. térképek, vagy bármilyen bináris adat.</text:p>
        </text:list-item>
        <text:list-item>
          <text:p text:style-name="P5"><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de egy próbát azért tettem. Az adatbázis jelenlegi formában több topológiát tart nyilván.</text:p>
      <text:list xml:id="list1990637215" text:style-name="L4">
        <text:list-item>
          <text:p text:style-name="P8"><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9"><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lehet, de nem szabad), ezt az adatbázis logika aktualizálja automatikusan.</text:p>
        </text:list-item>
        <text:list-item>
          <text:p text:style-name="P10"><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aszimmetrikusan valósul meg. Ennek feloldására mindegyik táblának van egy szimmetrikus view párja, mely gyakorlatilag a kapcsolat mindkét irányát, vagyis minden kapcsolatot kétszer tartalmaz, a könnyebb kezelhetőség érdekében. A view táblák tartalma ugyanúgy módosítható, mint az eredeti tábla.</text:p>
      <text:p text:style-name="Text_20_body">A Nagios szolgáltatás fogalma lett egy kicsit újragondolva a lanview2-ben. Itt ez egy kicsit ki lett bővítve. Nem csak egy szolgáltatást jelent egy szerveren, amit ellenőrizni kell, hanem magát az ellenőrzést, vagy bármilyen más tevékenységet, praktikusan egy adatgyűjtést, ill. az előzőeknek valamilyen paraméterét jelentheti, pl. protokollt, módszert. Tehát a szolgáltatások, pontosabban az egy hálózati elemhez rendelt a szolgáltatás példányok több szempontból is egymásra épüln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3-06-13T15:49:04</dc:date>
    <dc:creator>Csiki Ferenc</dc:creator>
    <meta:editing-duration>PT3H47M53S</meta:editing-duration>
    <meta:editing-cycles>3</meta:editing-cycles>
    <meta:generator>LibreOffice/3.5$Linux_X86_64 LibreOffice_project/350m1$Build-2</meta:generator>
    <meta:document-statistic meta:table-count="0" meta:image-count="0" meta:object-count="0" meta:page-count="3" meta:paragraph-count="52" meta:word-count="1159" meta:character-count="8336" meta:non-whitespace-character-count="7262"/>
  </office:meta>
</office:document-meta>
</file>